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style>
    <style:style style:name="P2" style:family="paragraph" style:parent-style-name="Standard">
      <style:paragraph-properties fo:margin-top="0cm" fo:margin-bottom="0cm" loext:contextual-spacing="false" fo:text-align="justify" style:justify-single-word="false"/>
      <style:text-properties officeooo:paragraph-rsid="000aca5b"/>
    </style:style>
    <style:style style:name="P3" style:family="paragraph" style:parent-style-name="Standard">
      <style:paragraph-properties fo:margin-left="0cm" fo:margin-right="0cm" fo:margin-top="0cm" fo:margin-bottom="0cm" loext:contextual-spacing="false" fo:text-indent="1.27cm" style:auto-text-indent="false"/>
    </style:style>
    <style:style style:name="P4" style:family="paragraph" style:parent-style-name="Standard">
      <style:paragraph-properties fo:margin-left="1.27cm" fo:margin-right="0cm" fo:margin-top="0cm" fo:margin-bottom="0cm" loext:contextual-spacing="false" fo:text-indent="0cm" style:auto-text-indent="false"/>
    </style:style>
    <style:style style:name="P5" style:family="paragraph" style:parent-style-name="Standard">
      <style:paragraph-properties fo:margin-top="0cm" fo:margin-bottom="0cm" loext:contextual-spacing="false" fo:text-align="end" style:justify-single-word="false"/>
      <style:text-properties fo:font-size="14pt" fo:language="es" fo:country="UY" officeooo:rsid="000bc4fe" officeooo:paragraph-rsid="000bc4fe" style:font-size-asian="14pt" style:font-size-complex="14pt"/>
    </style:style>
    <style:style style:name="P6" style:family="paragraph" style:parent-style-name="Standard">
      <style:paragraph-properties fo:margin-top="0cm" fo:margin-bottom="0cm" loext:contextual-spacing="false"/>
      <style:text-properties fo:language="es" fo:country="UY"/>
    </style:style>
    <style:style style:name="P7" style:family="paragraph" style:parent-style-name="Standard">
      <style:paragraph-properties fo:margin-top="0cm" fo:margin-bottom="0cm" loext:contextual-spacing="false" fo:text-align="justify" style:justify-single-word="false"/>
      <style:text-properties fo:language="es" fo:country="UY"/>
    </style:style>
    <style:style style:name="P8" style:family="paragraph" style:parent-style-name="Standard" style:list-style-name="WWNum3">
      <style:paragraph-properties fo:margin-left="1.27cm" fo:margin-right="0cm" fo:margin-top="0cm" fo:margin-bottom="0cm" loext:contextual-spacing="true" fo:text-align="justify" style:justify-single-word="false" fo:text-indent="0.635cm" style:auto-text-indent="false"/>
    </style:style>
    <style:style style:name="P9" style:family="paragraph" style:parent-style-name="Standard" style:list-style-name="WWNum3">
      <style:paragraph-properties fo:margin-left="1.27cm" fo:margin-right="0cm" fo:margin-top="0cm" fo:margin-bottom="0cm" loext:contextual-spacing="true" fo:text-align="justify" style:justify-single-word="false" fo:text-indent="0.635cm" style:auto-text-indent="false"/>
      <style:text-properties fo:language="es" fo:country="UY" fo:font-weight="bold" style:font-weight-asian="bold"/>
    </style:style>
    <style:style style:name="P10" style:family="paragraph" style:parent-style-name="Standard" style:list-style-name="WWNum1">
      <style:paragraph-properties fo:margin-left="1.27cm" fo:margin-right="0cm" fo:margin-top="0cm" fo:margin-bottom="0cm" loext:contextual-spacing="true" fo:text-align="justify" style:justify-single-word="false" fo:text-indent="0.635cm" style:auto-text-indent="false"/>
      <style:text-properties fo:language="es" fo:country="UY"/>
    </style:style>
    <style:style style:name="P11" style:family="paragraph" style:parent-style-name="Standard" style:list-style-name="WWNum3">
      <style:paragraph-properties fo:margin-left="1.27cm" fo:margin-right="0cm" fo:margin-top="0cm" fo:margin-bottom="0cm" loext:contextual-spacing="true" fo:line-height="115%" fo:text-align="justify" style:justify-single-word="false" fo:keep-together="auto" fo:orphans="2" fo:widows="2" fo:text-indent="0.635cm" style:auto-text-indent="false" fo:keep-with-next="auto"/>
      <style:text-properties fo:language="es" fo:country="UY" fo:font-weight="bold" style:font-weight-asian="bold"/>
    </style:style>
    <style:style style:name="P12" style:family="paragraph" style:parent-style-name="Standard">
      <style:paragraph-properties fo:margin-top="0cm" fo:margin-bottom="0.106cm" loext:contextual-spacing="false" fo:text-align="center" style:justify-single-word="false"/>
      <style:text-properties fo:language="es" fo:country="UY"/>
    </style:style>
    <style:style style:name="P13" style:family="paragraph" style:parent-style-name="Standard">
      <style:paragraph-properties fo:margin-left="0cm" fo:margin-right="0cm" fo:margin-top="0cm" fo:margin-bottom="0cm" loext:contextual-spacing="false" fo:text-indent="1.27cm" style:auto-text-indent="false"/>
      <style:text-properties fo:language="es" fo:country="UY"/>
    </style:style>
    <style:style style:name="P14"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fo:language="es" fo:country="UY"/>
    </style:style>
    <style:style style:name="P15"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1.27cm" style:auto-text-indent="false" fo:keep-with-next="auto"/>
      <style:text-properties fo:language="es" fo:country="UY"/>
    </style:style>
    <style:style style:name="P16" style:family="paragraph" style:parent-style-name="Standard">
      <style:paragraph-properties fo:margin-left="1.27cm" fo:margin-right="0cm" fo:margin-top="0cm" fo:margin-bottom="0cm" loext:contextual-spacing="false" fo:text-indent="1.27cm" style:auto-text-indent="false"/>
      <style:text-properties fo:language="es" fo:country="UY"/>
    </style:style>
    <style:style style:name="P17" style:family="paragraph" style:parent-style-name="Standard">
      <style:paragraph-properties fo:margin-left="1.27cm" fo:margin-right="0cm" fo:margin-top="0cm" fo:margin-bottom="0cm" loext:contextual-spacing="false" fo:line-height="115%" fo:text-align="start" style:justify-single-word="false" fo:keep-together="auto" fo:orphans="2" fo:widows="2" fo:text-indent="1.27cm" style:auto-text-indent="false" fo:keep-with-next="auto"/>
      <style:text-properties fo:language="es" fo:country="UY"/>
    </style:style>
    <style:style style:name="P18" style:family="paragraph" style:parent-style-name="Standard">
      <style:paragraph-properties fo:margin-left="1.27cm" fo:margin-right="0cm" fo:margin-top="0cm" fo:margin-bottom="0cm" loext:contextual-spacing="false" fo:line-height="115%" fo:text-align="start" style:justify-single-word="false" fo:keep-together="auto" fo:orphans="2" fo:widows="2" fo:text-indent="0cm" style:auto-text-indent="false" fo:keep-with-next="auto"/>
      <style:text-properties fo:language="es" fo:country="UY"/>
    </style:style>
    <style:style style:name="P19" style:family="paragraph" style:parent-style-name="Standard">
      <style:paragraph-properties fo:margin-left="1.27cm" fo:margin-right="0cm" fo:margin-top="0cm" fo:margin-bottom="0cm" loext:contextual-spacing="false" fo:text-indent="0cm" style:auto-text-indent="false"/>
      <style:text-properties fo:language="es" fo:country="UY"/>
    </style:style>
    <style:style style:name="P20" style:family="paragraph" style:parent-style-name="Standard">
      <style:paragraph-properties fo:margin-left="0cm" fo:margin-right="0cm" fo:margin-top="0cm" fo:margin-bottom="0cm" loext:contextual-spacing="false" fo:text-indent="0cm" style:auto-text-indent="false"/>
      <style:text-properties fo:language="es" fo:country="UY"/>
    </style:style>
    <style:style style:name="P21" style:family="paragraph" style:parent-style-name="Heading_20_1" style:list-style-name="WWNum4">
      <style:paragraph-properties fo:margin-left="1.27cm" fo:margin-right="0cm" fo:margin-top="0.706cm" fo:margin-bottom="0.212cm" loext:contextual-spacing="true" fo:text-align="justify" style:justify-single-word="false" fo:text-indent="0.635cm" style:auto-text-indent="false"/>
      <style:text-properties fo:language="es" fo:country="UY"/>
    </style:style>
    <style:style style:name="P22" style:family="paragraph" style:parent-style-name="Heading_20_1" style:list-style-name="WWNum2">
      <style:paragraph-properties fo:margin-left="1.27cm" fo:margin-right="0cm" fo:margin-top="0.706cm" fo:margin-bottom="0.212cm" loext:contextual-spacing="true" fo:text-align="justify" style:justify-single-word="false" fo:text-indent="0.635cm" style:auto-text-indent="false"/>
      <style:text-properties fo:language="es" fo:country="UY"/>
    </style:style>
    <style:style style:name="P23" style:family="paragraph" style:parent-style-name="Heading_20_1" style:list-style-name="WWNum2">
      <style:paragraph-properties fo:margin-left="1.27cm" fo:margin-right="0cm" fo:margin-top="0.706cm" fo:margin-bottom="0.212cm" loext:contextual-spacing="true" fo:line-height="115%" fo:text-align="justify" style:justify-single-word="false" fo:keep-together="always" fo:orphans="2" fo:widows="2" fo:text-indent="0.635cm" style:auto-text-indent="false" fo:keep-with-next="always"/>
      <style:text-properties fo:language="es" fo:country="UY"/>
    </style:style>
    <style:style style:name="P24" style:family="paragraph" style:parent-style-name="Heading_20_1">
      <style:paragraph-properties fo:break-before="page"/>
      <style:text-properties fo:language="es" fo:country="UY"/>
    </style:style>
    <style:style style:name="P25" style:family="paragraph" style:parent-style-name="Heading_20_2">
      <style:paragraph-properties fo:margin-top="0.635cm" fo:margin-bottom="0.212cm" loext:contextual-spacing="false"/>
      <style:text-properties fo:language="es" fo:country="UY"/>
    </style:style>
    <style:style style:name="P26" style:family="paragraph" style:parent-style-name="Title" style:master-page-name="Standard">
      <style:paragraph-properties fo:margin-top="0cm" fo:margin-bottom="0.106cm" loext:contextual-spacing="false" fo:text-align="center" style:justify-single-word="false" style:page-number="1"/>
      <style:text-properties fo:language="es" fo:country="UY"/>
    </style:style>
    <style:style style:name="P27" style:family="paragraph" style:parent-style-name="Title">
      <style:paragraph-properties fo:margin-top="0cm" fo:margin-bottom="0.106cm" loext:contextual-spacing="false" fo:text-align="center" style:justify-single-word="false"/>
      <style:text-properties fo:language="es" fo:country="UY"/>
    </style:style>
    <style:style style:name="T1" style:family="text">
      <style:text-properties fo:color="#1155cc" style:text-underline-style="solid" style:text-underline-width="auto" style:text-underline-color="font-color"/>
    </style:style>
    <style:style style:name="T2" style:family="text">
      <style:text-properties fo:color="#1155cc" fo:language="es" fo:country="UY" style:text-underline-style="solid" style:text-underline-width="auto" style:text-underline-color="font-color"/>
    </style:style>
    <style:style style:name="T3" style:family="text">
      <style:text-properties fo:font-weight="bold" style:font-weight-asian="bold"/>
    </style:style>
    <style:style style:name="T4" style:family="text">
      <style:text-properties fo:font-size="20pt" style:font-size-asian="20pt" style:font-size-complex="20pt"/>
    </style:style>
    <style:style style:name="T5" style:family="text">
      <style:text-properties officeooo:rsid="000aca5b"/>
    </style:style>
    <style:style style:name="T6" style:family="text">
      <style:text-properties fo:font-size="28pt" style:font-size-asian="28pt" style:font-size-complex="28pt"/>
    </style:style>
    <style:style style:name="T7" style:family="text">
      <style:text-properties fo:language="es" fo:country="UY"/>
    </style:style>
    <style:style style:name="T8" style:family="text">
      <style:text-properties fo:language="es" fo:country="UY" fo:font-weight="bold" style:font-weight-asian="bold"/>
    </style:style>
    <style:style style:name="T9" style:family="text">
      <style:text-properties fo:language="es" fo:country="UY" officeooo:rsid="000aca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7"/>
      <text:p text:style-name="P27"/>
      <text:p text:style-name="P12"/>
      <text:p text:style-name="P27"><text:bookmark text:name="_pfm741a37ojs"/><text:span text:style-name="T6">Configuración de ambiente de ejecución para el FORTH Model Based Hand Tracker</text:span>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Rodolfo Arocena</text:p>
      <text:p text:style-name="P5">CI: 2.890.960-0</text:p>
      <text:p text:style-name="P24">Introducción</text:p>
      <text:p text:style-name="P1"><text:span text:style-name="T7">A continuación se describe como configurar un ambiente de ejecución para el </text:span><text:a xlink:type="simple" xlink:href="https://github.com/FORTH-ModelBasedTracker/HandTracker" text:style-name="Internet_20_link" text:visited-style-name="Visited_20_Internet_20_Link"><text:span text:style-name="T2">FORTH Model Based Hand Tracker</text:span></text:a><text:span text:style-name="T7">.</text:span></text:p>
      <text:p text:style-name="P7">Partir de un Ubuntu 14.04 recién instalado. Realizar un update (sudo apt-get update) y un upgrade (sudo apt-get upgrade). Para realizar la configuración del ambiente ejecutar en orden los siguientes puntos.</text:p>
      <text:p text:style-name="P7"/>
      <text:list xml:id="list8246321015501690070" text:style-name="WWNum4">
        <text:list-item>
          <text:p text:style-name="P21"><text:bookmark text:name="_f0oj0fiyrkkj"/>Driver Nvidia y CUDA 8 sobre Ubuntu 14.04</text:p>
        </text:list-item>
      </text:list>
      <text:p text:style-name="P1"><text:span text:style-name="T7">Las tarjetas de video que estamos utilizando GeForce GTX 960M y GeForce GTX 930M vienen con la tecnología </text:span><text:a xlink:type="simple" xlink:href="http://www.nvidia.com/object/optimus_technology.html" text:style-name="Internet_20_link" text:visited-style-name="Visited_20_Internet_20_Link"><text:span text:style-name="T2">Nvidia Optimus</text:span></text:a><text:span text:style-name="T7">. De esta forma la notebook trae además de la tarjeta Nvidia otra tarjeta gráfica integrada Intel y se utiliza una u otra según sean los requerimientos gráficos de la aplicación que ejecute. De esta forma se optimiza el consumo de batería. El proyecto </text:span><text:a xlink:type="simple" xlink:href="https://wiki.ubuntu.com/Bumblebee" text:style-name="Internet_20_link" text:visited-style-name="Visited_20_Internet_20_Link"><text:span text:style-name="T2">Bumblebee</text:span></text:a><text:span text:style-name="T7"> da soporte para utilizar esta tecnología sobre Ubuntu, por lo que también deberá ser instalado.</text:span></text:p>
      <text:p text:style-name="P1"><text:span text:style-name="T7">Para poder instalar el driver de la tarjeta Nvidia, el X Server de Ubuntu (utilizado para gestionar la interfaz gráfica) debe estar ejecutando con la tarjeta gráfica integrada, no sobre la GPU. Lo mejor para que lo anterior no sea un problema es <text:s/></text:span><text:a xlink:type="simple" xlink:href="#_cz8bl8g84bq1" text:style-name="Internet_20_link" text:visited-style-name="Visited_20_Internet_20_Link"><text:span text:style-name="T2">Iniciar en modo texto</text:span></text:a><text:span text:style-name="T7"> para realizar la instalación del driver y del CUDA toolkit.</text:span></text:p>
      <text:p text:style-name="P7">El driver Nvidia tiene conflicto con el driver nouveau que viene por defecto en Ubuntu 14.04, por lo que se deberá desinstalar.</text:p>
      <text:p text:style-name="P7">En la guía de instalación de CUDA se toman en cuenta estos aspectos previos a la instalación del driver.</text:p>
      <text:p text:style-name="P7">La instalación del CUDA Toolkit un driver y una versión de OpenGL. Sobre la versión de Ubuntu 14.04, esto trae algunos conflictos con la interfaz gráfica por defecto de Ubuntu lightgdm ocasionando un loop infinito en la pantalla de login. Para evitar esto es conveniente instalar y utilizar la interfaz gráfica gdm, así como realizar la instalación del driver previo a la instalación de CUDA.</text:p>
      <text:p text:style-name="P7">Teniendo en cuenta lo anterior, a continuación se muestran los pasos a ejecutar para realizar la instalación del driver Nvidia y CUDA 8 Toolkit sobre Ubuntu 14.04.</text:p>
      <text:p text:style-name="P7"/>
      <text:p text:style-name="P7"/>
      <text:list xml:id="list989858727290754218" text:style-name="WWNum3">
        <text:list-item>
          <text:p text:style-name="P9">Instalar gdm</text:p>
        </text:list-item>
      </text:list>
      <text:p text:style-name="P7"/>
      <text:p text:style-name="P3"><text:a xlink:type="simple" xlink:href="#_cz8bl8g84bq1" text:style-name="Internet_20_link" text:visited-style-name="Visited_20_Internet_20_Link"><text:span text:style-name="T2">Iniciar en modo texto</text:span></text:a></text:p>
      <text:p text:style-name="P13"/>
      <text:p text:style-name="P13">Instalar build-essential:</text:p>
      <text:p text:style-name="P13"><text:tab/></text:p>
      <text:p text:style-name="P16">sudo apt-get update</text:p>
      <text:p text:style-name="P16">sudo apt-get install build-essential</text:p>
      <text:p text:style-name="P15"/>
      <text:p text:style-name="P15">Instalar gdm:</text:p>
      <text:p text:style-name="P15"><text:soft-page-break/></text:p>
      <text:p text:style-name="P17">sudo apt-get install gdm. </text:p>
      <text:p text:style-name="P18"/>
      <text:p text:style-name="P18">Configurar gdm como “display manager” por defecto:</text:p>
      <text:p text:style-name="P18"/>
      <text:p text:style-name="P17">sudo dpkg-reconfigure gdm </text:p>
      <text:p text:style-name="P17"/>
      <text:p text:style-name="P7"/>
      <text:p text:style-name="P14">Reiniciar en modo gráfico para verificar instalación.</text:p>
      <text:p text:style-name="P14"/>
      <text:p text:style-name="P16">sudo reboot</text:p>
      <text:p text:style-name="P7"/>
      <text:p text:style-name="P7"/>
      <text:list xml:id="list165842185202057" text:continue-numbering="true" text:style-name="WWNum3">
        <text:list-item>
          <text:p text:style-name="P11">Instalar el driver Nvidia 367</text:p>
        </text:list-item>
      </text:list>
      <text:p text:style-name="P20"/>
      <text:p text:style-name="P19">sudo add-apt-repository ppa:graphics-drivers/ppa </text:p>
      <text:p text:style-name="P19"/>
      <text:p text:style-name="P19">sudo apt-get update </text:p>
      <text:p text:style-name="P19"/>
      <text:p text:style-name="P19">sudo apt-get install nvidia-367 nvidia-prime </text:p>
      <text:p text:style-name="P19"/>
      <text:p text:style-name="P19">Reiniciar en modo texto</text:p>
      <text:p text:style-name="P16"/>
      <text:p text:style-name="P16">sudo reboot</text:p>
      <text:p text:style-name="P19"/>
      <text:p text:style-name="P19">Luego de reiniciar configurar la tarjeta intel por defecto: </text:p>
      <text:p text:style-name="P6"/>
      <text:p text:style-name="P16">sudo prime-select intel</text:p>
      <text:p text:style-name="P19"/>
      <text:p text:style-name="P19">Para consultar: </text:p>
      <text:p text:style-name="P19"><text:tab/></text:p>
      <text:p text:style-name="P16">sudo prime-select query</text:p>
      <text:p text:style-name="P16"/>
      <text:p text:style-name="P16"/>
      <text:p text:style-name="P16"/>
      <text:list xml:id="list165842199174205" text:continue-numbering="true" text:style-name="WWNum3">
        <text:list-item>
          <text:p text:style-name="P8"><text:span text:style-name="T8">Instalar</text:span><text:span text:style-name="T7"> </text:span><text:a xlink:type="simple" xlink:href="https://wiki.ubuntu.com/Bumblebee" text:style-name="Internet_20_link" text:visited-style-name="Visited_20_Internet_20_Link"><text:span text:style-name="T2">Bumblebee</text:span></text:a></text:p>
        </text:list-item>
      </text:list>
      <text:p text:style-name="P19"/>
      <text:p text:style-name="P13">sudo apt-get install bumblebee</text:p>
      <text:p text:style-name="P19">Para indicar a un programa que utiliza la tarjeta de video Nvidia para ejecutar, anteponer “sudo optirun” al ejecutable.</text:p>
      <text:p text:style-name="P13"/>
      <text:p text:style-name="P16"/>
      <text:p text:style-name="P16"/>
      <text:list xml:id="list165842206202022" text:continue-numbering="true" text:style-name="WWNum3">
        <text:list-item>
          <text:p text:style-name="P11">Instalar CUDA 8 con archivo runfile</text:p>
        </text:list-item>
      </text:list>
      <text:p text:style-name="P6"/>
      <text:p text:style-name="P4"><text:span text:style-name="T7">Descargar el runfile de </text:span><text:a xlink:type="simple" xlink:href="https://developer.nvidia.com/cuda-downloads" text:style-name="Internet_20_link" text:visited-style-name="Visited_20_Internet_20_Link"><text:span text:style-name="T2">CUDA Downloads</text:span></text:a><text:span text:style-name="T7">. Luego de especificar las características el archivo a descargar debe ser: cuda_8.0.61_375.26_linux.run.</text:span></text:p>
      <text:p text:style-name="P19"/>
      <text:p text:style-name="P4"><text:soft-page-break/><text:span text:style-name="T7">Seguir los pasos detallados en la guía de instalación con runfile en </text:span><text:a xlink:type="simple" xlink:href="http://docs.nvidia.com/cuda/cuda-installation-guide-linux/index.html#runfile" text:style-name="Internet_20_link" text:visited-style-name="Visited_20_Internet_20_Link"><text:span text:style-name="T2">CUDA Toolkit Documentation</text:span></text:a><text:span text:style-name="T7">, pero sin instalar el driver. Esto lo pregunta al ejecutar el archivo.</text:span></text:p>
      <text:p text:style-name="P19">Instalar los ejemplos que vienen en el toolkit. </text:p>
      <text:p text:style-name="P19"/>
      <text:p text:style-name="P19"/>
      <text:p text:style-name="P19">Agregar las modificaciones a las variables de ambiente PATH y LD_LIBRARY_PATH indicadas en la guía al archivo .bashrc que se encuentra en el home.</text:p>
      <text:p text:style-name="P19"/>
      <text:p text:style-name="P19">Como tareas de post instalación la guía recomienda ejecutar uno de los ejemplos instalados. Pero se deberá ejecutar con Bumblebee.</text:p>
      <text:p text:style-name="P19"/>
      <text:p text:style-name="P19">Ir al directorio del ejemplo de prueba: </text:p>
      <text:p text:style-name="P19"/>
      <text:p text:style-name="P16">Ruta_local/NVIDIA_CUDA-8.0_Samples/1_Utilities/deviceQuery</text:p>
      <text:p text:style-name="P16"/>
      <text:p text:style-name="P19">Y ejecutar:</text:p>
      <text:p text:style-name="P19"/>
      <text:p text:style-name="P19"><text:tab/>sudo optirun ./deviceQuery</text:p>
      <text:p text:style-name="P19"/>
      <text:p text:style-name="P7"/>
      <text:list xml:id="list4238158651175173763" text:style-name="WWNum2">
        <text:list-item>
          <text:p text:style-name="P22"><text:bookmark text:name="_vy5bi6cif1vn"/>Instalar dependencias FORTH Hand Tracker</text:p>
        </text:list-item>
      </text:list>
      <text:p text:style-name="P7"/>
      <text:p text:style-name="P1"><text:span text:style-name="T7">Instalar los paquetes especificados para Ubuntu en el repositorio GIT del </text:span><text:a xlink:type="simple" xlink:href="https://github.com/FORTH-ModelBasedTracker/HandTracker#ubuntu" text:style-name="Internet_20_link" text:visited-style-name="Visited_20_Internet_20_Link"><text:span text:style-name="T2">Forth Hand Tracker</text:span></text:a><text:span text:style-name="T7">.</text:span></text:p>
      <text:list xml:id="list165842225200971" text:continue-numbering="true" text:style-name="WWNum2">
        <text:list-item>
          <text:p text:style-name="P23"><text:bookmark text:name="_a2d8aood5kfr"/>Instalar OpenNi, Nite y Sensor kinect</text:p>
        </text:list-item>
      </text:list>
      <text:p text:style-name="P7"/>
      <text:p text:style-name="P2"><text:span text:style-name="T7">Seguir los pasos que se indican en la guía </text:span><text:a xlink:type="simple" xlink:href="http://anwiki.artsaucarre.be/index.php?title=OpenNI_and_NITE_on_linux" text:style-name="Internet_20_link" text:visited-style-name="Visited_20_Internet_20_Link"><text:span text:style-name="T2">OpenNI and NITE on linux</text:span></text:a><text:span text:style-name="T7">. Utilizar los instaladores contenidos en el </text:span><text:span text:style-name="T9">alrchivo OpenNI_NITE_Installer-Linux64.zip dentro del directorio de instaladores provisto.</text:span></text:p>
      <text:p text:style-name="P7"/>
      <text:list xml:id="list165842228194990" text:continue-numbering="true" text:style-name="WWNum2">
        <text:list-item>
          <text:p text:style-name="P23"><text:bookmark text:name="_cvcnnhn5pq9z"/><text:span text:style-name="T4">Instalación</text:span> y ejecución del Hand Tracker</text:p>
        </text:list-item>
      </text:list>
      <text:p text:style-name="P1"><text:span text:style-name="T7">Seguir la guía de configuración del repositorio GIT del proyecto </text:span><text:a xlink:type="simple" xlink:href="https://github.com/FORTH-ModelBasedTracker" text:style-name="Internet_20_link" text:visited-style-name="Visited_20_Internet_20_Link"><text:span text:style-name="T2">FORTH-ModelBasedTracker</text:span></text:a><text:span text:style-name="T7">/</text:span><text:a xlink:type="simple" xlink:href="https://github.com/FORTH-ModelBasedTracker/HandTracker" text:style-name="Internet_20_link" text:visited-style-name="Visited_20_Internet_20_Link"><text:span text:style-name="T2">HandTracker</text:span></text:a><text:span text:style-name="T7"> (la mayoría de los pasos ya fueron realizados).</text:span></text:p>
      <text:p text:style-name="P7"/>
      <text:p text:style-name="P7">Al shell runme.sh le agregué el export de la variable MBV_LIBS con la ruta a la librería.</text:p>
      <text:p text:style-name="P7"/>
      <text:p text:style-name="P7">Ejecutar el tracker utilizando bumblebee:</text:p>
      <text:p text:style-name="P7"/>
      <text:p text:style-name="P14"><text:s/>sudo optirun ./runme.sh</text:p>
      <text:p text:style-name="P7"><text:soft-page-break/></text:p>
      <text:p text:style-name="P7"/>
      <text:p text:style-name="P25"><text:bookmark text:name="_cz8bl8g84bq1"/>Iniciar Ubuntu en modo texto</text:p>
      <text:list xml:id="list1790788465178104485" text:style-name="WWNum1">
        <text:list-item>
          <text:p text:style-name="P10">En el menú del gestor de arranque GRUB sobre la opción de Ubuntu presionar la tecla “e” para entrar en modo edición con emacs.</text:p>
        </text:list-item>
        <text:list-item>
          <text:p text:style-name="P10">Cambiar “quiet splash” por “text” (esto cambia temporalmente la opción de inicio)</text:p>
        </text:list-item>
        <text:list-item>
          <text:p text:style-name="P10">Presionar Ctrl-x o F10 para continuar con el inicio</text:p>
        </text:list-item>
      </text:list>
      <text:p text:style-name="P7"/>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UY"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s" fo:country="UY"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Quotations" style:family="paragraph" style:parent-style-name="Standard" style:class="html"/>
    <style:style style:name="ListLabel_20_1" style:display-name="ListLabel 1"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text:start-value="2">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 style:num-suffix="." style:num-format="1" text:display-levels="2">
        <style:list-level-properties text:list-level-position-and-space-mode="label-alignment" fo:text-align="end">
          <style:list-level-label-alignment text:label-followed-by="listtab" fo:text-indent="1.905cm" fo:margin-left="2.54cm"/>
        </style:list-level-properties>
      </text:list-level-style-number>
      <text:list-level-style-number text:level="3" text:style-name="ListLabel_20_1" style:num-suffix="." style:num-format="1" text:display-levels="3">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text:display-levels="4">
        <style:list-level-properties text:list-level-position-and-space-mode="label-alignment" fo:text-align="end">
          <style:list-level-label-alignment text:label-followed-by="listtab" fo:text-indent="4.445cm" fo:margin-left="5.08cm"/>
        </style:list-level-properties>
      </text:list-level-style-number>
      <text:list-level-style-number text:level="5" text:style-name="ListLabel_20_1" style:num-suffix="." style:num-format="1" text:display-levels="5">
        <style:list-level-properties text:list-level-position-and-space-mode="label-alignment" fo:text-align="end">
          <style:list-level-label-alignment text:label-followed-by="listtab" fo:text-indent="5.715cm" fo:margin-left="6.35cm"/>
        </style:list-level-properties>
      </text:list-level-style-number>
      <text:list-level-style-number text:level="6" text:style-name="ListLabel_20_1" style:num-suffix="." style:num-format="1" text:display-levels="6">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text:display-levels="7">
        <style:list-level-properties text:list-level-position-and-space-mode="label-alignment" fo:text-align="end">
          <style:list-level-label-alignment text:label-followed-by="listtab" fo:text-indent="8.255cm" fo:margin-left="8.89cm"/>
        </style:list-level-properties>
      </text:list-level-style-number>
      <text:list-level-style-number text:level="8" text:style-name="ListLabel_20_1" style:num-suffix="." style:num-format="1" text:display-levels="8">
        <style:list-level-properties text:list-level-position-and-space-mode="label-alignment" fo:text-align="end">
          <style:list-level-label-alignment text:label-followed-by="listtab" fo:text-indent="9.525cm" fo:margin-left="10.16cm"/>
        </style:list-level-properties>
      </text:list-level-style-number>
      <text:list-level-style-number text:level="9" text:style-name="ListLabel_20_1" style:num-suffix="." style:num-format="1" text:display-levels="9">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prefix="("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 style:num-suffix="." style:num-format="1" text:display-levels="2">
        <style:list-level-properties text:list-level-position-and-space-mode="label-alignment" fo:text-align="end">
          <style:list-level-label-alignment text:label-followed-by="listtab" fo:text-indent="1.905cm" fo:margin-left="2.54cm"/>
        </style:list-level-properties>
      </text:list-level-style-number>
      <text:list-level-style-number text:level="3" text:style-name="ListLabel_20_1" style:num-suffix="." style:num-format="1" text:display-levels="3">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text:display-levels="4">
        <style:list-level-properties text:list-level-position-and-space-mode="label-alignment" fo:text-align="end">
          <style:list-level-label-alignment text:label-followed-by="listtab" fo:text-indent="4.445cm" fo:margin-left="5.08cm"/>
        </style:list-level-properties>
      </text:list-level-style-number>
      <text:list-level-style-number text:level="5" text:style-name="ListLabel_20_1" style:num-suffix="." style:num-format="1" text:display-levels="5">
        <style:list-level-properties text:list-level-position-and-space-mode="label-alignment" fo:text-align="end">
          <style:list-level-label-alignment text:label-followed-by="listtab" fo:text-indent="5.715cm" fo:margin-left="6.35cm"/>
        </style:list-level-properties>
      </text:list-level-style-number>
      <text:list-level-style-number text:level="6" text:style-name="ListLabel_20_1" style:num-suffix="." style:num-format="1" text:display-levels="6">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text:display-levels="7">
        <style:list-level-properties text:list-level-position-and-space-mode="label-alignment" fo:text-align="end">
          <style:list-level-label-alignment text:label-followed-by="listtab" fo:text-indent="8.255cm" fo:margin-left="8.89cm"/>
        </style:list-level-properties>
      </text:list-level-style-number>
      <text:list-level-style-number text:level="8" text:style-name="ListLabel_20_1" style:num-suffix="." style:num-format="1" text:display-levels="8">
        <style:list-level-properties text:list-level-position-and-space-mode="label-alignment" fo:text-align="end">
          <style:list-level-label-alignment text:label-followed-by="listtab" fo:text-indent="9.525cm" fo:margin-left="10.16cm"/>
        </style:list-level-properties>
      </text:list-level-style-number>
      <text:list-level-style-number text:level="9" text:style-name="ListLabel_20_1" style:num-suffix="." style:num-format="1" text:display-levels="9">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style:text-properties fo:language="es" fo:country="UY"/>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58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4$Windows_x86 LibreOffice_project/62ad5818884a2fc2e5780dd45466868d41009ec0</meta:generator>
    <dc:date>2017-04-20T16:58:41.834000000</dc:date>
    <meta:editing-duration>PT10M</meta:editing-duration>
    <meta:editing-cycles>5</meta:editing-cycles>
    <meta:document-statistic meta:table-count="0" meta:image-count="0" meta:object-count="0" meta:page-count="5" meta:paragraph-count="62" meta:word-count="726" meta:character-count="4652" meta:non-whitespace-character-count="3982"/>
  </office:meta>
</office:document-meta>
</file>